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Germany</text:p>
            <text:p text:style-name="P3">1889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5:19:44.831683921</dc:date>
    <meta:editing-duration>PT2H18M10S</meta:editing-duration>
    <meta:editing-cycles>58</meta:editing-cycles>
    <meta:generator>LibreOffice/6.4.6.2$Linux_X86_64 LibreOffice_project/40$Build-2</meta:generator>
    <meta:document-statistic meta:object-count="3"/>
  </office:meta>
</office:document-meta>
</file>